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urant</text:p>
          </table:table-cell>
          <table:table-cell office:value-type="string">
            <text:p>Position</text:p>
          </table:table-cell>
          <table:table-cell office:value-type="string">
            <text:p>Vitesse 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22">
            <text:p>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37">
            <text:p>3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2">
            <text:p>4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office:value-type="float" office:value="43">
            <text:p>4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47">
            <text:p>4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54">
            <text:p>5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55">
            <text:p>5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61">
            <text:p>6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66">
            <text:p>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76">
            <text:p>7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77">
            <text:p>7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78">
            <text:p>7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81">
            <text:p>8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83">
            <text:p>8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87">
            <text:p>8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92">
            <text:p>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96">
            <text:p>9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107">
            <text:p>10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108">
            <text:p>10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111">
            <text:p>1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115">
            <text:p>1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117">
            <text:p>11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18">
            <text:p>1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22">
            <text:p>1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float" office:value="124">
            <text:p>1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131">
            <text:p>13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134">
            <text:p>1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136">
            <text:p>1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140">
            <text:p>14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143">
            <text:p>14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145">
            <text:p>14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146">
            <text:p>14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48">
            <text:p>14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54">
            <text:p>15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180">
            <text:p>18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183">
            <text:p>18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185">
            <text:p>18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186">
            <text:p>18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88">
            <text:p>18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91">
            <text:p>1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97">
            <text:p>19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03">
            <text:p>20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209">
            <text:p>20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212">
            <text:p>21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215">
            <text:p>2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float" office:value="221">
            <text:p>22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222">
            <text:p>2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224">
            <text:p>2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26">
            <text:p>2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231">
            <text:p>23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235">
            <text:p>23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237">
            <text:p>23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241">
            <text:p>24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242">
            <text:p>24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244">
            <text:p>24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248">
            <text:p>24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251">
            <text:p>25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253">
            <text:p>25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255">
            <text:p>25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261">
            <text:p>26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262">
            <text:p>26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265">
            <text:p>26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266">
            <text:p>2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270">
            <text:p>27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272">
            <text:p>27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274">
            <text:p>27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280">
            <text:p>28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84">
            <text:p>28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291">
            <text:p>2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295">
            <text:p>29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299">
            <text:p>29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303">
            <text:p>30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305">
            <text:p>3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307">
            <text:p>30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309">
            <text:p>30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311">
            <text:p>3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313">
            <text:p>3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315">
            <text:p>3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319">
            <text:p>31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331">
            <text:p>33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33">
            <text:p>33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335">
            <text:p>33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337">
            <text:p>33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339">
            <text:p>33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343">
            <text:p>34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47">
            <text:p>34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351">
            <text:p>35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360">
            <text:p>36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368">
            <text:p>36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386">
            <text:p>38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97">
            <text:p>39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401">
            <text:p>40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403">
            <text:p>40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407">
            <text:p>40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411">
            <text:p>4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416">
            <text:p>4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420">
            <text:p>4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424">
            <text:p>4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35">
            <text:p>43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37">
            <text:p>43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439">
            <text:p>43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443">
            <text:p>44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454">
            <text:p>45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457">
            <text:p>45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458">
            <text:p>45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461">
            <text:p>46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463">
            <text:p>4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465">
            <text:p>46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467">
            <text:p>4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476">
            <text:p>47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481">
            <text:p>48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482">
            <text:p>48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487">
            <text:p>48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489">
            <text:p>48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491">
            <text:p>4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502">
            <text:p>50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505">
            <text:p>5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511">
            <text:p>5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516">
            <text:p>5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522">
            <text:p>5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525">
            <text:p>5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527">
            <text:p>52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536">
            <text:p>5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540">
            <text:p>54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542">
            <text:p>54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545">
            <text:p>54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547">
            <text:p>54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549">
            <text:p>54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551">
            <text:p>55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556">
            <text:p>55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563">
            <text:p>5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565">
            <text:p>56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67">
            <text:p>5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574">
            <text:p>57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576">
            <text:p>57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578">
            <text:p>57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581">
            <text:p>58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583">
            <text:p>58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585">
            <text:p>58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592">
            <text:p>5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594">
            <text:p>59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599">
            <text:p>59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604">
            <text:p>60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608">
            <text:p>60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610">
            <text:p>61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613">
            <text:p>61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624">
            <text:p>6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626">
            <text:p>6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629">
            <text:p>62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636">
            <text:p>6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41">
            <text:p>64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642">
            <text:p>64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645">
            <text:p>64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652">
            <text:p>65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657">
            <text:p>65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659">
            <text:p>65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663">
            <text:p>6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>
            <draw:frame table:end-cell-address="Feuille2.K31" table:end-x="1.756cm" table:end-y="0.319cm" draw:z-index="0" draw:style-name="gr1" svg:width="24.336cm" svg:height="13.866cm" svg:x="0.001cm" svg:y="0.001cm">
              <draw:object draw:notify-on-update-of-ranges="Feuille1.A1:Feuille1.A1 Feuille1.A2:Feuille1.A419 Feuille1.B1:Feuille1.B1 Feuille1.B2:Feuille1.B4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2">12/10/2009</text:date>, <text:time>10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12T10:45:11.31</dc:date>
    <meta:document-statistic meta:table-count="2" meta:cell-count="3004" meta:object-count="1"/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337cm" svg:height="13.867cm" chart:class="chart:line" chart:style-name="ch1">
        <chart:legend chart:legend-position="end" svg:x="22.196cm" svg:y="6.412cm" chart:style-name="ch2"/>
        <chart:plot-area chart:style-name="ch3" table:cell-range-address="Feuille1.A1:Feuille1.B419" chart:data-source-has-labels="row" svg:x="0.486cm" svg:y="0.277cm" svg:width="21.225cm" svg:height="13.03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419" chart:label-cell-address="Feuille1.A1:Feuille1.A1" chart:class="chart:line">
            <chart:data-point chart:repeated="418"/>
          </chart:series>
          <chart:series chart:style-name="ch7" chart:values-cell-range-address="Feuille1.B2:Feuille1.B419" chart:label-cell-address="Feuille1.B1:Feuille1.B1" chart:class="chart:line">
            <chart:data-point chart:repeated="4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A1:Feuille1.A1">Courant</text:p>
              </table:table-cell>
              <table:table-cell office:value-type="string">
                <text:p text:id="Feuille1.B1:Feuille1.B1">Posi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4">
                <text:p text:id="Feuille1.A2:Feuille1.A419">2254</text:p>
              </table:table-cell>
              <table:table-cell office:value-type="float" office:value="0">
                <text:p text:id="Feuille1.B2:Feuille1.B41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3">
                <text:p>3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3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">
                <text:p>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7">
                <text:p>3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7">
                <text:p>3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7">
                <text:p>3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7">
                <text:p>2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3">
                <text:p>2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0">
                <text:p>2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3">
                <text:p>3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6">
                <text:p>2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16">
                <text:p>2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5">
                <text:p>2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5">
                <text:p>2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73">
                <text:p>2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12">
                <text:p>29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6">
                <text:p>3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6">
                <text:p>3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06">
                <text:p>3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9">
                <text:p>24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2">
                <text:p>2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7">
                <text:p>2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5">
                <text:p>26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5">
                <text:p>26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5">
                <text:p>26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9">
                <text:p>20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2">
                <text:p>30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8">
                <text:p>27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44">
                <text:p>25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2">
                <text:p>27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52">
                <text:p>27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52">
                <text:p>27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53">
                <text:p>24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6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6">
                <text:p>2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0">
                <text:p>19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0">
                <text:p>19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0">
                <text:p>19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4">
                <text:p>25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0">
                <text:p>2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7">
                <text:p>25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59">
                <text:p>26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30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0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61">
                <text:p>29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18">
                <text:p>18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5">
                <text:p>24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69">
                <text:p>28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8">
                <text:p>25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8">
                <text:p>25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30">
                <text:p>24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9">
                <text:p>17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97">
                <text:p>25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62">
                <text:p>27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23">
                <text:p>2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23">
                <text:p>2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23">
                <text:p>2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4">
                <text:p>19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00">
                <text:p>26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94">
                <text:p>22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26">
                <text:p>27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67">
                <text:p>24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67">
                <text:p>24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67">
                <text:p>2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57">
                <text:p>2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2">
                <text:p>25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88">
                <text:p>22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6">
                <text:p>21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8">
                <text:p>21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8">
                <text:p>21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7">
                <text:p>22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08">
                <text:p>22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71">
                <text:p>25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62">
                <text:p>24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56">
                <text:p>2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73">
                <text:p>20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57">
                <text:p>26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40">
                <text:p>23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20">
                <text:p>2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20">
                <text:p>24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74">
                <text:p>24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74">
                <text:p>24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8">
                <text:p>25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41">
                <text:p>2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31">
                <text:p>25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57">
                <text:p>21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01">
                <text:p>22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23">
                <text:p>22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23">
                <text:p>22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36">
                <text:p>24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25">
                <text:p>24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25">
                <text:p>24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61">
                <text:p>24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61">
                <text:p>24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72">
                <text:p>26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78">
                <text:p>21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78">
                <text:p>21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96">
                <text:p>24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7">
                <text:p>17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7">
                <text:p>17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65">
                <text:p>19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42">
                <text:p>1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8">
                <text:p>22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88">
                <text:p>19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41">
                <text:p>21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25">
                <text:p>15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45">
                <text:p>20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59">
                <text:p>22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46">
                <text:p>20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01">
                <text:p>21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1">
                <text:p>2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05">
                <text:p>24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05">
                <text:p>24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58">
                <text:p>18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59">
                <text:p>21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92">
                <text:p>22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81">
                <text:p>20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8">
                <text:p>17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8">
                <text:p>17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48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36">
                <text:p>21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53">
                <text:p>21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28">
                <text:p>18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8">
                <text:p>1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92">
                <text:p>21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92">
                <text:p>21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92">
                <text:p>21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3">
                <text:p>21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83">
                <text:p>21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83">
                <text:p>218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91">
                <text:p>22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1">
                <text:p>155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1">
                <text:p>15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56">
                <text:p>19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70">
                <text:p>22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70">
                <text:p>22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23">
                <text:p>23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36">
                <text:p>24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36">
                <text:p>24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15">
                <text:p>19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85">
                <text:p>23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6">
                <text:p>22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20">
                <text:p>17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94">
                <text:p>21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94">
                <text:p>21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7">
                <text:p>209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66">
                <text:p>18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66">
                <text:p>186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66">
                <text:p>18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32">
                <text:p>20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2">
                <text:p>20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92">
                <text:p>20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5">
                <text:p>198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30">
                <text:p>20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30">
                <text:p>20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30">
                <text:p>20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33">
                <text:p>22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33">
                <text:p>22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33">
                <text:p>22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2">
                <text:p>16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2">
                <text:p>16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28">
                <text:p>20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6">
                <text:p>18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46">
                <text:p>184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6">
                <text:p>18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29">
                <text:p>19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77">
                <text:p>21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87">
                <text:p>188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6">
                <text:p>14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51">
                <text:p>215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51">
                <text:p>21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30">
                <text:p>26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8">
                <text:p>17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91">
                <text:p>15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4">
                <text:p>18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6">
                <text:p>19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8">
                <text:p>21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38">
                <text:p>21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68">
                <text:p>166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68">
                <text:p>16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8">
                <text:p>166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27">
                <text:p>202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7">
                <text:p>202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54">
                <text:p>19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6">
                <text:p>16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0">
                <text:p>15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50">
                <text:p>15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5">
                <text:p>199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66">
                <text:p>16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66">
                <text:p>166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3">
                <text:p>195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37">
                <text:p>183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94">
                <text:p>149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94">
                <text:p>149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68">
                <text:p>216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47">
                <text:p>20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7">
                <text:p>204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4">
                <text:p>205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50">
                <text:p>16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62">
                <text:p>166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17">
                <text:p>221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71">
                <text:p>167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2">
                <text:p>20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09">
                <text:p>190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5">
                <text:p>20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45">
                <text:p>194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45">
                <text:p>194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22">
                <text:p>192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71">
                <text:p>167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43">
                <text:p>15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0">
                <text:p>14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70">
                <text:p>14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70">
                <text:p>14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65">
                <text:p>186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65">
                <text:p>186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72">
                <text:p>217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43">
                <text:p>17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3">
                <text:p>214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43">
                <text:p>21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43">
                <text:p>21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42">
                <text:p>144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42">
                <text:p>144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0">
                <text:p>16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3">
                <text:p>139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93">
                <text:p>139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93">
                <text:p>139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3">
                <text:p>19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94">
                <text:p>17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66">
                <text:p>166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92">
                <text:p>179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60">
                <text:p>186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40">
                <text:p>19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3">
                <text:p>247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35">
                <text:p>193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8">
                <text:p>199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45">
                <text:p>234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01">
                <text:p>210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23">
                <text:p>18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23">
                <text:p>182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19">
                <text:p>201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25">
                <text:p>182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25">
                <text:p>182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21">
                <text:p>182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23">
                <text:p>122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23">
                <text:p>122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66">
                <text:p>17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4">
                <text:p>140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76">
                <text:p>16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7">
                <text:p>165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11">
                <text:p>181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11">
                <text:p>181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95">
                <text:p>149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7">
                <text:p>155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7">
                <text:p>155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7">
                <text:p>155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55">
                <text:p>175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83">
                <text:p>148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49">
                <text:p>174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48">
                <text:p>144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17">
                <text:p>181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78">
                <text:p>177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81">
                <text:p>178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47">
                <text:p>184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21">
                <text:p>132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60">
                <text:p>22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80">
                <text:p>19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01">
                <text:p>200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24">
                <text:p>202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39">
                <text:p>203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58">
                <text:p>185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84">
                <text:p>178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69">
                <text:p>196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51">
                <text:p>195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1">
                <text:p>195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8">
                <text:p>176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92">
                <text:p>179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2">
                <text:p>179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2">
                <text:p>200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02">
                <text:p>200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2">
                <text:p>200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18">
                <text:p>16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89">
                <text:p>168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60">
                <text:p>186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0">
                <text:p>181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74">
                <text:p>197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93">
                <text:p>139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93">
                <text:p>139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57">
                <text:p>155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86">
                <text:p>138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09">
                <text:p>150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5">
                <text:p>106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5">
                <text:p>10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51">
                <text:p>145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82">
                <text:p>138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06">
                <text:p>180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6">
                <text:p>180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50">
                <text:p>175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55">
                <text:p>175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55">
                <text:p>175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89">
                <text:p>168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97">
                <text:p>159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97">
                <text:p>159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24">
                <text:p>172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56">
                <text:p>175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56">
                <text:p>175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56">
                <text:p>175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1">
                <text:p>157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32">
                <text:p>133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32">
                <text:p>13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48">
                <text:p>114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93">
                <text:p>139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93">
                <text:p>13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77">
                <text:p>19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14">
                <text:p>171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23">
                <text:p>192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34">
                <text:p>183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4">
                <text:p>172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37">
                <text:p>173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74">
                <text:p>147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9">
                <text:p>142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29">
                <text:p>142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29">
                <text:p>142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87">
                <text:p>158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85">
                <text:p>148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5">
                <text:p>148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39">
                <text:p>173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40">
                <text:p>174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40">
                <text:p>174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59">
                <text:p>175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58">
                <text:p>145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03">
                <text:p>130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59">
                <text:p>185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50">
                <text:p>145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50">
                <text:p>145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50">
                <text:p>145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5">
                <text:p>183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35">
                <text:p>183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35">
                <text:p>183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36">
                <text:p>17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36">
                <text:p>173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36">
                <text:p>173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09">
                <text:p>130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09">
                <text:p>130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94">
                <text:p>169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28">
                <text:p>152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07">
                <text:p>180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84">
                <text:p>168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31">
                <text:p>183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51">
                <text:p>115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19">
                <text:p>161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5">
                <text:p>127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48">
                <text:p>144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93">
                <text:p>159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88">
                <text:p>168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08">
                <text:p>150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08">
                <text:p>150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51">
                <text:p>165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80">
                <text:p>138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6">
                <text:p>146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66">
                <text:p>146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42">
                <text:p>184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2">
                <text:p>175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52">
                <text:p>175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2">
                <text:p>171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56">
                <text:p>155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46">
                <text:p>144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46">
                <text:p>144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48">
                <text:p>134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36">
                <text:p>153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36">
                <text:p>153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46">
                <text:p>154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46">
                <text:p>154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46">
                <text:p>154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1">
                <text:p>109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96">
                <text:p>119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79">
                <text:p>127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86">
                <text:p>178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34">
                <text:p>183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79">
                <text:p>167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9">
                <text:p>167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26">
                <text:p>152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26">
                <text:p>152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95">
                <text:p>13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58">
                <text:p>135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58">
                <text:p>135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87">
                <text:p>158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83">
                <text:p>158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43">
                <text:p>144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4">
                <text:p>127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72">
                <text:p>127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19">
                <text:p>151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19">
                <text:p>151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45">
                <text:p>174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5">
                <text:p>165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9">
                <text:p>127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98">
                <text:p>129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68">
                <text:p>126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02">
                <text:p>150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02">
                <text:p>150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58">
                <text:p>175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8">
                <text:p>151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92">
                <text:p>109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4">
                <text:p>147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3">
                <text:p>165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28">
                <text:p>152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28">
                <text:p>152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40">
                <text:p>144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26">
                <text:p>142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79">
                <text:p>127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79">
                <text:p>1279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